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urier New" svg:font-family="'Courier New', Courier, monospace"/>
    <style:font-face style:name="Georgia" svg:font-family="Georgia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99000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Heading_20_1" style:master-page-name="HTML">
      <style:paragraph-properties style:page-number="auto"/>
    </style:style>
    <style:style style:name="T1" style:family="text">
      <style:text-properties fo:color="#527bbd" style:font-name="Arial" fo:font-weight="bold"/>
    </style:style>
    <style:style style:name="T2" style:family="text">
      <style:text-properties fo:color="#990000"/>
    </style:style>
    <style:style style:name="T3" style:family="text">
      <style:text-properties fo:color="#ff0000"/>
    </style:style>
    <style:style style:name="T4" style:family="text">
      <style:text-properties fo:color="#0000ff" fo:font-weight="bold"/>
    </style:style>
    <style:style style:name="T5" style:family="text">
      <style:text-properties fo:color="#993399"/>
    </style:style>
    <style:style style:name="T6" style:family="text">
      <style:text-properties fo:color="#009900"/>
    </style:style>
    <style:style style:name="T7" style:family="text">
      <style:text-properties fo:color="#9a1900" fo:font-style="italic"/>
    </style:style>
    <style:style style:name="T8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er">
        <text:p text:style-name="P3">Dokumentation im Fach WZQKS (Konfiguration eines Kommunikationsservers)</text:p>
        <text:p text:style-name="Text_20_body"><text:bookmark text:name="author"/><text:span text:style-name="T1">Andreas Breitbach</text:span><text:line-break/><text:bookmark text:name="email"/><text:span text:style-name="Source_20_Text">&lt;</text:span><text:a xlink:type="simple" xlink:href="mailto:andreas.breitbach@gmail.com" text:style-name="Internet_20_link" text:visited-style-name="Visited_20_Internet_20_Link"><text:span text:style-name="Source_20_Text">andreas.breitbach@gmail.com</text:span></text:a><text:span text:style-name="Source_20_Text">&gt;</text:span><text:line-break/></text:p>
      </text:section>
      <text:section text:style-name="Sect1" text:name="content">
        <text:p text:style-name="Text_20_body"/>
        <text:section text:style-name="Sect1" text:name="preamble">
          <text:p text:style-name="Text_20_body"><text:span text:style-name="Strong_20_Emphasis">Als Berufsschüler durfte ich im Fach WZQKS (Aufbau und Betrieb eines Kommunikationsservers) einen einfachen Server als virtuelle Maschine mit Linux aufsetzen und entsprechend dokumentieren. Wir sollten ein OpenOffice-ODT-Dokument, ein PDF und eine HTML-Seite abliefern – ideales Anwendungsgebiet für Single Source Publishing mit Asciidoc. Um diese Möglichkeiten zu zeigen, stelle ich die Dokumente hier zur Verfügung.</text:span></text:p>
        </text:section>
        <text:h text:style-name="Heading_20_2" text:outline-level="2"><text:bookmark text:name="_erstellen_der_geforderten_dokumentationselemente"/>1. Erstellen der geforderten Dokumentationselemente</text:h>
        <text:p text:style-name="Text_20_body">Asciidoc lässt sich am einfachsten unter Linux verwenden. Alle angegebenen Befehle etc. sind auf der beschriebenen Virtuellen Maschine installiert.</text:p>
        <text:p text:style-name="Text_20_body">Die Dokumente müssen anschließend händisch an die entsprechenden Orte kopiert werden.</text:p>
        <text:p text:style-name="Text_20_body">Quelle der nachfolgenden Kommandos: <text:a xlink:type="simple" xlink:href="http://www.methods.co.nz/asciidoc/faq.html#_can_you_create_odf_and_pdf_files_using_libreoffice" text:style-name="Internet_20_link" text:visited-style-name="Visited_20_Internet_20_Link">http://www.methods.co.nz/asciidoc/faq.html#_can_you_create_odf_and_pdf_files_using_libreoffice</text:a></text:p>
        <text:h text:style-name="Heading_20_3" text:outline-level="3"><text:bookmark text:name="_erstellung_der_html_datei"/>1.1. Erstellung der HTML-Datei</text:h>
        <text:p text:style-name="P2"><text:span text:style-name="Teletype"><office:annotation><dc:date>2017-03-12T16:11:56.422582333</dc:date><text:p>Generator: GNU source-highlight 3.1.8</text:p><text:p>by Lorenzo Bettini</text:p><text:p>http://www.lorenzobettini.it</text:p><text:p>http://www.gnu.org/software/src-highlite</text:p></office:annotation></text:span><text:span text:style-name="Teletype">asciidoc -a icons -a numbered -a disable-javascript Dokumentation-WZQKS</text:span><text:span text:style-name="Teletype"><text:span text:style-name="T2">.</text:span></text:span><text:span text:style-name="Teletype">adoc</text:span></text:p>
        <text:p text:style-name="Text_20_body">Download der fertigen HTML-Datei: <text:a xlink:type="simple" xlink:href="http://andreas-breitbach.github.io/images/Dokumentation-WZQKS.html" text:style-name="Internet_20_link" text:visited-style-name="Visited_20_Internet_20_Link">HTML-Datei</text:a></text:p>
        <text:h text:style-name="Heading_20_3" text:outline-level="3"><text:bookmark text:name="_erstellung_der_odt_datei"/>1.2. Erstellung der ODT-Datei</text:h>
        <text:p text:style-name="Text_20_body">Dieses Kommando wird über LibreOffice ausgeführt.</text:p>
        <text:p text:style-name="P2"><text:span text:style-name="Teletype"><office:annotation><dc:date>2017-03-12T16:11:56.423379362</dc:date><text:p>Generator: GNU source-highlight 3.1.8</text:p><text:p>by Lorenzo Bettini</text:p><text:p>http://www.lorenzobettini.it</text:p><text:p>http://www.gnu.org/software/src-highlite</text:p></office:annotation></text:span><text:span text:style-name="Teletype">lowriter --invisible --convert-to odt Dokumentation-WZQKS</text:span><text:span text:style-name="Teletype"><text:span text:style-name="T2">.</text:span></text:span><text:span text:style-name="Teletype">html</text:span></text:p>
        <text:p text:style-name="Text_20_body">Download der fertigen Datei: <text:a xlink:type="simple" xlink:href="http://andreas-breitbach.github.io/images/Dokumentation-WZQKS.odt" text:style-name="Internet_20_link" text:visited-style-name="Visited_20_Internet_20_Link">ODT-Datei</text:a></text:p>
        <text:h text:style-name="Heading_20_3" text:outline-level="3"><text:bookmark text:name="_erstellung_der_pdf_datei"/>1.3. Erstellung der PDF-Datei</text:h>
        <text:p text:style-name="Text_20_body">Dieses Kommando wird über LibreOffice ausgeführt.</text:p>
        <text:p text:style-name="P2"><text:span text:style-name="Teletype"><office:annotation><dc:date>2017-03-12T16:11:56.423977976</dc:date><text:p>Generator: GNU source-highlight 3.1.8</text:p><text:p>by Lorenzo Bettini</text:p><text:p>http://www.lorenzobettini.it</text:p><text:p>http://www.gnu.org/software/src-highlite</text:p></office:annotation></text:span><text:span text:style-name="Teletype">lowriter --invisible --convert-to pdf Dokumentation-WZQKS</text:span><text:span text:style-name="Teletype"><text:span text:style-name="T2">.</text:span></text:span><text:span text:style-name="Teletype">odt</text:span></text:p>
        <text:p text:style-name="Text_20_body">Download der fertigen Datei: <text:a xlink:type="simple" xlink:href="http://andreas-breitbach.github.io/images/Dokumentation-WZQKS.pdf" text:style-name="Internet_20_link" text:visited-style-name="Visited_20_Internet_20_Link">PDF-Datei</text:a></text:p>
        <text:h text:style-name="Heading_20_2" text:outline-level="2"><text:bookmark text:name="_dokumentation_zur_installation_und_einrichtung_der_geforderten_dienste"/>2. Dokumentation zur Installation und Einrichtung der geforderten Dienste</text:h>
        <text:p text:style-name="Text_20_body"><text:soft-page-break/>Änderungen an Konfigurationsdateien werden in dieser Dokumentation als "Diff" dargestellt:</text:p>
        <text:p text:style-name="Text_20_body">Dazu wurde an die alte Datei <text:span text:style-name="Strong_20_Emphasis">.backup</text:span> drangehangen, mit dem folgenden Kommando wurde der Diff erstellt:</text:p>
        <text:p text:style-name="Text_20_body">**</text:p>
        <text:p text:style-name="Text_20_body">Die alte Datei</text:p>
        <text:p text:style-name="Preformatted_20_Text"><text:span text:style-name="Teletype"><office:annotation><dc:date>2017-03-12T16:11:56.424774782</dc:date><text:p>Generator: GNU source-highlight 3.1.8</text:p><text:p>by Lorenzo Bettini</text:p><text:p>http://www.lorenzobettini.it</text:p><text:p>http://www.gnu.org/software/src-highlite</text:p></office:annotation></text:span><text:span text:style-name="Teletype">Dies ist die alte Datei</text:span><text:span text:style-name="Teletype"><text:span text:style-name="T2">...</text:span></text:span></text:p>
        <text:p text:style-name="Preformatted_20_Text"/>
        <text:p text:style-name="Preformatted_20_Text"><text:span text:style-name="Teletype">diese Zeile wird geändert</text:span><text:span text:style-name="Teletype"><text:span text:style-name="T2">...</text:span></text:span></text:p>
        <text:p text:style-name="Preformatted_20_Text"/>
        <text:p text:style-name="P2"><text:span text:style-name="Teletype">und diese bleibt so</text:span><text:span text:style-name="Teletype"><text:span text:style-name="T2">,</text:span></text:span><text:span text:style-name="Teletype"> wie sie ist</text:span><text:span text:style-name="Teletype"><text:span text:style-name="T2">.</text:span></text:span></text:p>
        <text:p text:style-name="Text_20_body">Die neue Datei</text:p>
        <text:p text:style-name="Preformatted_20_Text"><text:span text:style-name="Teletype"><office:annotation><dc:date>2017-03-12T16:11:56.425417574</dc:date><text:p>Generator: GNU source-highlight 3.1.8</text:p><text:p>by Lorenzo Bettini</text:p><text:p>http://www.lorenzobettini.it</text:p><text:p>http://www.gnu.org/software/src-highlite</text:p></office:annotation></text:span><text:span text:style-name="Teletype">Dies ist die alte Datei</text:span><text:span text:style-name="Teletype"><text:span text:style-name="T2">...</text:span></text:span></text:p>
        <text:p text:style-name="Preformatted_20_Text"/>
        <text:p text:style-name="Preformatted_20_Text"><text:span text:style-name="Teletype">diese Zeile wurde geändert</text:span><text:span text:style-name="Teletype"><text:span text:style-name="T2">:</text:span></text:span><text:span text:style-name="Teletype"> </text:span><text:span text:style-name="Teletype"><text:span text:style-name="T3">"Software is like Sex: It's better when it's free!"</text:span></text:span></text:p>
        <text:p text:style-name="Preformatted_20_Text"/>
        <text:p text:style-name="Preformatted_20_Text"><text:span text:style-name="Teletype">Neue Zeile</text:span><text:span text:style-name="Teletype"><text:span text:style-name="T2">:</text:span></text:span><text:span text:style-name="Teletype"> 🐧 </text:span><text:span text:style-name="Teletype"><text:span text:style-name="T2">(</text:span></text:span><text:span text:style-name="Teletype">Pinguin </text:span><text:span text:style-name="Teletype"><text:span text:style-name="T4">in</text:span></text:span><text:span text:style-name="Teletype"> Unicode</text:span><text:span text:style-name="Teletype"><text:span text:style-name="T2">)</text:span></text:span></text:p>
        <text:p text:style-name="Preformatted_20_Text"/>
        <text:p text:style-name="P2"><text:span text:style-name="Teletype">und diese bleibt so</text:span><text:span text:style-name="Teletype"><text:span text:style-name="T2">,</text:span></text:span><text:span text:style-name="Teletype"> wie sie ist</text:span><text:span text:style-name="Teletype"><text:span text:style-name="T2">.</text:span></text:span></text:p>
        <text:p text:style-name="Text_20_body">Beispiel-Änderung:</text:p>
        <text:p text:style-name="Preformatted_20_Text"><text:span text:style-name="Teletype"><office:annotation><dc:date>2017-03-12T16:11:56.426431659</dc:date><text:p>Generator: GNU source-highlight 3.1.8</text:p><text:p>by Lorenzo Bettini</text:p><text:p>http://www.lorenzobettini.it</text:p><text:p>http://www.gnu.org/software/src-highlite</text:p></office:annotation></text:span><text:span text:style-name="Teletype">3c3</text:span><text:span text:style-name="Teletype"><text:span text:style-name="T2">,</text:span></text:span><text:span text:style-name="Teletype"><text:span text:style-name="T5">5</text:span></text:span></text:p>
        <text:p text:style-name="Preformatted_20_Text"><text:span text:style-name="Teletype"><text:span text:style-name="T2">&lt;</text:span></text:span><text:span text:style-name="Teletype"> diese Zeile wird geändert</text:span><text:span text:style-name="Teletype"><text:span text:style-name="T2">...</text:span></text:span></text:p>
        <text:p text:style-name="Preformatted_20_Text"><text:span text:style-name="Teletype">---</text:span></text:p>
        <text:p text:style-name="Preformatted_20_Text"><text:soft-page-break/><text:span text:style-name="Teletype"><text:span text:style-name="T2">&gt;</text:span></text:span><text:span text:style-name="Teletype"> diese Zeile wurde geändert</text:span><text:span text:style-name="Teletype"><text:span text:style-name="T2">:</text:span></text:span><text:span text:style-name="Teletype"> </text:span><text:span text:style-name="Teletype"><text:span text:style-name="T3">"Software is like Sex: It's better when it's free!"</text:span></text:span></text:p>
        <text:p text:style-name="P1"><text:span text:style-name="Teletype">&gt;</text:span></text:p>
        <text:p text:style-name="P2"><text:span text:style-name="Teletype"><text:span text:style-name="T2">&gt;</text:span></text:span><text:span text:style-name="Teletype"> Neue Zeile</text:span><text:span text:style-name="Teletype"><text:span text:style-name="T2">:</text:span></text:span><text:span text:style-name="Teletype"> 🐧 </text:span><text:span text:style-name="Teletype"><text:span text:style-name="T2">(</text:span></text:span><text:span text:style-name="Teletype">Pinguin </text:span><text:span text:style-name="Teletype"><text:span text:style-name="T4">in</text:span></text:span><text:span text:style-name="Teletype"> Unicode</text:span><text:span text:style-name="Teletype"><text:span text:style-name="T2">)</text:span></text:span></text:p>
        <text:h text:style-name="Heading_20_2" text:outline-level="2"><text:bookmark text:name="_grundinstallation_der_virtuellen_maschine"/>3. Grundinstallation der Virtuellen Maschine</text:h>
        <text:p text:style-name="Text_20_body">Die Installation wurde mit den Standard-Einstellungen des Installationsimages <text:span text:style-name="Strong_20_Emphasis">lubuntu-14.04.3-desktop-i386.iso</text:span> durchgeführt.</text:p>
        <text:p text:style-name="Text_20_body">Nutzername: <text:span text:style-name="Source_20_Text">andy</text:span></text:p>
        <text:p text:style-name="Text_20_body">Passwort: <text:span text:style-name="Source_20_Text">ailei3Ah</text:span></text:p>
        <text:p text:style-name="Text_20_body">Das System wurde anschließend auf den aktuellen Release geupgraded:</text:p>
        <text:p text:style-name="Text_20_body">Herunterladen neuer Paket-Indexdateien</text:p>
        <text:p text:style-name="P2"><text:span text:style-name="Teletype"><office:annotation><dc:date>2017-03-12T16:11:56.428079979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update</text:span></text:p>
        <text:p text:style-name="Text_20_body">Einspielen der neuen Pakete</text:p>
        <text:p text:style-name="P2"><text:span text:style-name="Teletype"><office:annotation><dc:date>2017-03-12T16:11:56.428403227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dist-upgrade</text:span></text:p>
        <text:h text:style-name="Heading_20_3" text:outline-level="3"><text:bookmark text:name="_sonderkonfigurationen"/>3.1. Sonderkonfigurationen</text:h>
        <text:p text:style-name="Text_20_body">Im folgenden werden Konfigurationen beschrieben, die speziell für den Einsatz im Fach WZQKS vorgenommen wurden</text:p>
        <text:h text:style-name="Heading_20_4" text:outline-level="4"><text:bookmark text:name="_änderung_des_hostnamens"/>3.1.1. Änderung des Hostnamens</text:h>
        <text:p text:style-name="Text_20_body">Das System soll nicht nur über IP-Adresse, sondern auch über einen Namen, hier "breitbach-server", ansprechbar sein. Dazu wurde in der Datei <text:span text:style-name="Strong_20_Emphasis">/etc/hosts</text:span> folgende Zeile hinzugefügt:</text:p>
        <text:p text:style-name="Text_20_body">Anlage eines Hostnamens in der Hosts-Datei</text:p>
        <text:p text:style-name="P2"><text:span text:style-name="Teletype"><text:span text:style-name="T5"><office:annotation><dc:date>2017-03-12T16:11:56.429131500</dc:date><text:p>Generator: GNU source-highlight 3.1.8</text:p><text:p>by Lorenzo Bettini</text:p><text:p>http://www.lorenzobettini.it</text:p><text:p>http://www.gnu.org/software/src-highlite</text:p></office:annotation></text:span></text:span><text:span text:style-name="Teletype"><text:span text:style-name="T5">127.0</text:span></text:span><text:span text:style-name="Teletype"><text:span text:style-name="T2">.</text:span></text:span><text:span text:style-name="Teletype"><text:span text:style-name="T5">1.1</text:span></text:span><text:span text:style-name="Teletype"> breitbach-server</text:span></text:p>
        <text:p text:style-name="Text_20_body">In der Datei <text:span text:style-name="Strong_20_Emphasis">/etc/hostname</text:span></text:p>
        <text:p text:style-name="Text_20_body">wurde ebenso der neue Hostname hinterlegt:</text:p>
        <text:p text:style-name="Text_20_body">Anlage eines Hostnamens in der Hostname-Datei</text:p>
        <text:p text:style-name="P2"><text:soft-page-break/><text:span text:style-name="Teletype"><office:annotation><dc:date>2017-03-12T16:11:56.429732333</dc:date><text:p>Generator: GNU source-highlight 3.1.8</text:p><text:p>by Lorenzo Bettini</text:p><text:p>http://www.lorenzobettini.it</text:p><text:p>http://www.gnu.org/software/src-highlite</text:p></office:annotation></text:span><text:span text:style-name="Teletype">breitbach-server</text:span></text:p>
        <text:p text:style-name="Text_20_body">Anschließend wurde der neue Hostname gesetzt:</text:p>
        <text:p text:style-name="Text_20_body">Setzen des Hostnamens</text:p>
        <text:p text:style-name="P2"><text:span text:style-name="Teletype"><office:annotation><dc:date>2017-03-12T16:11:56.430074898</dc:date><text:p>Generator: GNU source-highlight 3.1.8</text:p><text:p>by Lorenzo Bettini</text:p><text:p>http://www.lorenzobettini.it</text:p><text:p>http://www.gnu.org/software/src-highlite</text:p></office:annotation></text:span><text:span text:style-name="Teletype">$ sudo hostname -F /etc/hostname</text:span></text:p>
        <text:p text:style-name="Text_20_body">Hiernach wurde die VM neu gebootet, damit die Änderunghen übernommen worden.</text:p>
        <text:h text:style-name="Heading_20_4" text:outline-level="4"><text:bookmark text:name="_einrichtung_lehrer_account"/>3.1.2. Einrichtung Lehrer-Account</text:h>
        <text:p text:style-name="Text_20_body">Anlage eines neuen Nutzers</text:p>
        <text:p text:style-name="P2"><text:span text:style-name="Teletype"><office:annotation><dc:date>2017-03-12T16:11:56.430560317</dc:date><text:p>Generator: GNU source-highlight 3.1.8</text:p><text:p>by Lorenzo Bettini</text:p><text:p>http://www.lorenzobettini.it</text:p><text:p>http://www.gnu.org/software/src-highlite</text:p></office:annotation></text:span><text:span text:style-name="Teletype">$ sudo adduser lehrer</text:span></text:p>
        <text:p text:style-name="Text_20_body">Anschließend muss das Passwort zweimal eingegeben werden, eine Rückmeldung über Sternchen o.ä. zu den Tastendrücken erfolgt nicht.</text:p>
        <text:h text:style-name="Heading_20_5" text:outline-level="5"><text:bookmark text:name="_zugangsdaten_des_lehrer_accounts"/>Zugangsdaten des Lehrer-Accounts</text:h>
        <text:p text:style-name="Text_20_body">Nutzername: <text:span text:style-name="Source_20_Text">lehrer</text:span></text:p>
        <text:p text:style-name="Text_20_body">Passwort: <text:span text:style-name="Source_20_Text">geheim</text:span></text:p>
        <text:h text:style-name="Heading_20_3" text:outline-level="3"><text:bookmark text:name="_wine"/>3.2. Wine</text:h>
        <text:p text:style-name="Text_20_body">"" Wine Is Not an Emulator ""</text:p>
        <text:p text:style-name="Text_20_body">Wine ist eine "Kompatibilitätsschicht" für Windows-Anwendungen, um diese unter Linux nutzen zu können. Über diese Schicht werden Programmaufrufe an die entsprechenden Linux-Bestandteile durchgereicht bzw. passend übersetzt. Ein Emulator würde hingegen die Befehle 1:1 wie im Originalprogramm vorgesehen ausführen, und wäre damit quasi ein Windows-Nachbau. Mit <text:a xlink:type="simple" xlink:href="https://www.reactos.org/" text:style-name="Internet_20_link" text:visited-style-name="Visited_20_Internet_20_Link">ReactOS</text:a> existiert ein solches Projekt, das aber noch nicht über den Alpha-Status hinausgekommen ist. Demgegenüber lassen sich viele Windows-Anwendungen und Spiele seit langem unter Wine benutzen.</text:p>
        <text:h text:style-name="Heading_20_4" text:outline-level="4"><text:bookmark text:name="_installation_von_wine"/>3.2.1. Installation von Wine</text:h>
        <text:p text:style-name="Text_20_body">Wine und die Hilfsanwendung Winetricks werden wie folgt installiert. Die Software ist dann direkt lauffähig.</text:p>
        <text:p text:style-name="Text_20_body">Installation von Wine</text:p>
        <text:p text:style-name="P2"><text:span text:style-name="Teletype"><office:annotation><dc:date>2017-03-12T16:11:56.431689229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install wine winetricks</text:span></text:p>
        <text:p text:style-name="Text_20_body">Die benötigten Anwendungen wurden mit FTP in das Nutzer-Verzeichnis "/home/lehrer/bin" übertragen.</text:p>
        <text:p text:style-name="Text_20_body">Von dort wurden die Daten symbolisch mit einem Icon auf dem Desktop verknüpft: STRG+Umsch und dann per Drag&amp;Drop auf den Desktop gezogen. Über die "Dateieigenschaften" wurde der Name angepasst. Für Solitäre funktionierte diese Änderung. Beim Start gibt Notepad++ eine Fehlermeldung aus, die entsprechende Datei ist jedoch an der angegebenen Stelle vorhanden.</text:p>
        <text:h text:style-name="Heading_20_3" text:outline-level="3"><text:bookmark text:name="_ftp"/><text:soft-page-break/>3.3. FTP</text:h>
        <text:p text:style-name="Text_20_body">Für den Up- und Download von Dateien wurde ein FTP-Server installiert:</text:p>
        <text:p text:style-name="Text_20_body">Installation des FTP-Servers "vsftpd"</text:p>
        <text:p text:style-name="P2"><text:span text:style-name="Teletype"><office:annotation><dc:date>2017-03-12T16:11:56.432277763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install vsftpd</text:span></text:p>
        <text:p text:style-name="Text_20_body">Die Konfiguration befindet sich in der Datei <text:span text:style-name="Strong_20_Emphasis">/etc/vsftpd.conf</text:span>. Hier muss nur diese Einstellung geändert werden:</text:p>
        <text:p text:style-name="Text_20_body">Änderung an der Konfigurationsdatei für vsftpd</text:p>
        <text:p text:style-name="Preformatted_20_Text"><text:span text:style-name="Teletype"><office:annotation><dc:date>2017-03-12T16:11:56.432684291</dc:date><text:p>Generator: GNU source-highlight 3.1.8</text:p><text:p>by Lorenzo Bettini</text:p><text:p>http://www.lorenzobettini.it</text:p><text:p>http://www.gnu.org/software/src-highlite</text:p></office:annotation></text:span><text:span text:style-name="Teletype">31c31</text:span></text:p>
        <text:p text:style-name="Preformatted_20_Text"><text:span text:style-name="Teletype"><text:span text:style-name="T2">&lt;</text:span></text:span><text:span text:style-name="Teletype"> </text:span><text:span text:style-name="Teletype"><text:span text:style-name="T6">write_enable</text:span></text:span><text:span text:style-name="Teletype"><text:span text:style-name="T2">=</text:span></text:span><text:span text:style-name="Teletype">YES</text:span></text:p>
        <text:p text:style-name="Preformatted_20_Text"><text:span text:style-name="Teletype">---</text:span></text:p>
        <text:p text:style-name="P2"><text:span text:style-name="Teletype"><text:span text:style-name="T2">&gt;</text:span></text:span><text:span text:style-name="Teletype"> </text:span><text:span text:style-name="Teletype"><text:span text:style-name="T7">#write_enable=YES</text:span></text:span></text:p>
        <text:p text:style-name="Text_20_body">Der Login ist dann mit der Adresse des Servers und den Nutzerdaten möglich.</text:p>
        <text:h text:style-name="Heading_20_3" text:outline-level="3"><text:bookmark text:name="_apache"/>3.4. Apache</text:h>
        <text:p text:style-name="Text_20_body">Für den Abruf von Webseiten wurde Apache installiert.</text:p>
        <text:p text:style-name="Text_20_body">Installation des Apache-Webservers</text:p>
        <text:p text:style-name="P2"><text:span text:style-name="Teletype"><office:annotation><dc:date>2017-03-12T16:11:56.433675400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install apache2</text:span></text:p>
        <text:p text:style-name="Text_20_body">Der Server wird dann automatisch gestartet. Die abzurufenden Webseiten können im Standard-Verzeichnis bereit gestellt werden. Die "Einstiegsseite" <text:span text:style-name="Strong_20_Emphasis">muss</text:span> <text:span text:style-name="Emphasis">index.html</text:span> heißen. In dieser Installation werden die Webseiten im Standard-Verzeichnis abgelegt.</text:p>
        <text:p text:style-name="Text_20_body">Standard-Verzeichnis für Webinhalte in Apache</text:p>
        <text:p text:style-name="P2"><text:span text:style-name="Teletype"><office:annotation><dc:date>2017-03-12T16:11:56.434142923</dc:date><text:p>Generator: GNU source-highlight 3.1.8</text:p><text:p>by Lorenzo Bettini</text:p><text:p>http://www.lorenzobettini.it</text:p><text:p>http://www.gnu.org/software/src-highlite</text:p></office:annotation></text:span><text:span text:style-name="Teletype">$ /var/www/html</text:span></text:p>
        <text:h text:style-name="Heading_20_3" text:outline-level="3"><text:bookmark text:name="_x2go"/>3.5. X2Go</text:h>
        <text:p text:style-name="Text_20_body">Mit X2Go lässt sich der Rechner als Terminalserver verwenden: Clients verbinden sich mit dem Gerät und führen Anwendungen "remote" mit ihren Daten aus. Die Anwendung selbst läuft dabei auf dem Server, nur das User-Interface wird zum Client übertragen. Auf diesem Weg müssen die benötigten Anwendungen nicht lokal installiert werden.</text:p>
        <text:p text:style-name="Text_20_body">Anleitung zum Installieren von X2Go: <text:a xlink:type="simple" xlink:href="http://www.ubuntugeek.com/xrdp-remote-desktop-protocol-rdp-server.html" text:style-name="Internet_20_link" text:visited-style-name="Visited_20_Internet_20_Link">http://www.ubuntugeek.com/xrdp-remote-desktop-protocol-rdp-server.html</text:a></text:p>
        <text:p text:style-name="Text_20_body"><text:soft-page-break/>Für die Verwendung von X2Go musste zunächst ein "PPA" installiert werden. In diesen Personal Packages Archiv stellen die Entwickler Pakete bereit, die nicht in den offiziellen Ubuntu-Repositories zur Verfügung stehen. Mit diesem Kommando lassen sich die Paketquellen hinzufügen.</text:p>
        <text:p text:style-name="Text_20_body">Hinzufügen des X2Go-Repository und anschließende Installation von X2Go</text:p>
        <text:p text:style-name="Preformatted_20_Text"><text:span text:style-name="Teletype"><office:annotation><dc:date>2017-03-12T16:11:56.434819401</dc:date><text:p>Generator: GNU source-highlight 3.1.8</text:p><text:p>by Lorenzo Bettini</text:p><text:p>http://www.lorenzobettini.it</text:p><text:p>http://www.gnu.org/software/src-highlite</text:p></office:annotation></text:span><text:span text:style-name="Teletype">$ sudo add-apt-repository ppa</text:span><text:span text:style-name="Teletype"><text:span text:style-name="T2">:</text:span></text:span><text:span text:style-name="Teletype">x2go/stable</text:span></text:p>
        <text:p text:style-name="Preformatted_20_Text"><text:span text:style-name="Teletype">$ sudo apt-get update</text:span></text:p>
        <text:p text:style-name="Preformatted_20_Text"><text:span text:style-name="Teletype">$ sudo apt-get install x2goserver x2goserver-xsession</text:span></text:p>
        <text:p text:style-name="P2"><text:span text:style-name="Teletype">$ sudo apt-get install x2golxdebindings</text:span></text:p>
        <text:p text:style-name="Text_20_body">Das Paket x2golxdebindings wird für die Verwendung von LXDE benötigt.</text:p>
        <text:h text:style-name="Heading_20_3" text:outline-level="3"><text:bookmark text:name="_samba"/>3.6. Samba</text:h>
        <text:p text:style-name="Text_20_body">Mit Samba lassen sich Dateien, Drucker und weitere Ressourcen zur Verfügugn stellen. Anders als bei FTP wird hierzu kein eigener Client benötigt, der Zugriff geschieht über den Dateimanager bzw. Explorer.</text:p>
        <text:p text:style-name="Text_20_body">Installation von Samba</text:p>
        <text:p text:style-name="P2"><text:span text:style-name="Teletype"><office:annotation><dc:date>2017-03-12T16:11:56.435552779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install samba</text:span></text:p>
        <text:p text:style-name="Text_20_body">Folgende Änderungen wurden anschließend an der Konfiguration vorgenommen:</text:p>
        <text:p text:style-name="Text_20_body">Änderungen an der Samba-Konfiguration</text:p>
        <text:p text:style-name="Preformatted_20_Text"><text:span text:style-name="Teletype"><text:span text:style-name="T5"><office:annotation><dc:date>2017-03-12T16:11:56.435903288</dc:date><text:p>Generator: GNU source-highlight 3.1.8</text:p><text:p>by Lorenzo Bettini</text:p><text:p>http://www.lorenzobettini.it</text:p><text:p>http://www.gnu.org/software/src-highlite</text:p></office:annotation></text:span></text:span><text:span text:style-name="Teletype"><text:span text:style-name="T5">254</text:span></text:span><text:span text:style-name="Teletype"><text:span text:style-name="T2">,</text:span></text:span><text:span text:style-name="Teletype">263d253</text:span></text:p>
        <text:p text:style-name="P1"><text:span text:style-name="Teletype">&lt;</text:span></text:p>
        <text:p text:style-name="P1"><text:span text:style-name="Teletype">&lt;</text:span></text:p>
        <text:p text:style-name="Preformatted_20_Text"><text:span text:style-name="Teletype"><text:span text:style-name="T2">&lt;</text:span></text:span><text:span text:style-name="Teletype"> </text:span><text:span text:style-name="Teletype"><text:span text:style-name="T2">[</text:span></text:span><text:span text:style-name="Teletype">Freigabe</text:span><text:span text:style-name="Teletype"><text:span text:style-name="T2">]</text:span></text:span></text:p>
        <text:p text:style-name="Preformatted_20_Text"><text:span text:style-name="Teletype"><text:span text:style-name="T2">&lt;</text:span></text:span><text:span text:style-name="Teletype"> <text:s text:c="6"/>comment </text:span><text:span text:style-name="Teletype"><text:span text:style-name="T2">=</text:span></text:span><text:span text:style-name="Teletype"> samba</text:span></text:p>
        <text:p text:style-name="Preformatted_20_Text"><text:span text:style-name="Teletype"><text:span text:style-name="T2">&lt;</text:span></text:span><text:span text:style-name="Teletype"> <text:s text:c="6"/>path </text:span><text:span text:style-name="Teletype"><text:span text:style-name="T2">=</text:span></text:span><text:span text:style-name="Teletype"> /samba</text:span></text:p>
        <text:p text:style-name="Preformatted_20_Text"><text:span text:style-name="Teletype"><text:span text:style-name="T2">&lt;</text:span></text:span><text:span text:style-name="Teletype"> <text:s text:c="6"/>guest ok </text:span><text:span text:style-name="Teletype"><text:span text:style-name="T2">=</text:span></text:span><text:span text:style-name="Teletype"> yes</text:span></text:p>
        <text:p text:style-name="Preformatted_20_Text"><text:span text:style-name="Teletype"><text:span text:style-name="T2">&lt;</text:span></text:span><text:span text:style-name="Teletype"> <text:s text:c="6"/>public </text:span><text:span text:style-name="Teletype"><text:span text:style-name="T2">=</text:span></text:span><text:span text:style-name="Teletype"> yes</text:span></text:p>
        <text:p text:style-name="Preformatted_20_Text"><text:soft-page-break/><text:span text:style-name="Teletype"><text:span text:style-name="T2">&lt;</text:span></text:span><text:span text:style-name="Teletype"> <text:s text:c="6"/>writeable </text:span><text:span text:style-name="Teletype"><text:span text:style-name="T2">=</text:span></text:span><text:span text:style-name="Teletype"> yes</text:span></text:p>
        <text:p text:style-name="Preformatted_20_Text"><text:span text:style-name="Teletype"><text:span text:style-name="T2">&lt;</text:span></text:span><text:span text:style-name="Teletype"> <text:s text:c="6"/>browseable </text:span><text:span text:style-name="Teletype"><text:span text:style-name="T2">=</text:span></text:span><text:span text:style-name="Teletype"> yes</text:span></text:p>
        <text:p text:style-name="P1"><text:span text:style-name="Teletype">&lt;</text:span></text:p>
        <text:p text:style-name="Preformatted_20_Text"><text:span text:style-name="Teletype">269a260</text:span></text:p>
        <text:p text:style-name="P2"><text:span text:style-name="Teletype"><text:span text:style-name="T2">&gt;</text:span></text:span></text:p>
        <text:p text:style-name="Text_20_body">Damit auch jeder Nutzer auf die freigabe <text:span text:style-name="Strong_20_Emphasis">/samba</text:span> zugreifen kann, muss diese dem Nutzer "nobody" bzw. der Gruppe "nogroup" gehören.</text:p>
        <text:p text:style-name="Text_20_body">Änderungen am Samba-Verzeichnis</text:p>
        <text:p text:style-name="Preformatted_20_Text"><text:span text:style-name="Teletype"><office:annotation><dc:date>2017-03-12T16:11:56.437915519</dc:date><text:p>Generator: GNU source-highlight 3.1.8</text:p><text:p>by Lorenzo Bettini</text:p><text:p>http://www.lorenzobettini.it</text:p><text:p>http://www.gnu.org/software/src-highlite</text:p></office:annotation></text:span><text:span text:style-name="Teletype">$ sudo chgrp nogroup samba</text:span><text:span text:style-name="Teletype"><text:span text:style-name="T2">/</text:span></text:span></text:p>
        <text:p text:style-name="P2"><text:span text:style-name="Teletype">$ sudo chown nobody samba</text:span><text:span text:style-name="Teletype"><text:span text:style-name="T2">/</text:span></text:span></text:p>
        <text:h text:style-name="Heading_20_3" text:outline-level="3"><text:bookmark text:name="_installation_von_asciidoc"/>3.7. Installation von AsciiDoc</text:h>
        <text:p text:style-name="Text_20_body">Um diese Dokumentation abzuändern und neu zu erstellen, sind folgende Pakete zwingend nötig. .Einspielen der zusätzlich benötigten Pakete</text:p>
        <text:p text:style-name="P2"><text:span text:style-name="Teletype"><office:annotation><dc:date>2017-03-12T16:11:56.438433048</dc:date><text:p>Generator: GNU source-highlight 3.1.8</text:p><text:p>by Lorenzo Bettini</text:p><text:p>http://www.lorenzobettini.it</text:p><text:p>http://www.gnu.org/software/src-highlite</text:p></office:annotation></text:span><text:span text:style-name="Teletype">$ sudo apt-get asciidoc source-highlight</text:span></text:p>
      </text:section>
      <text:section text:style-name="Sect1" text:name="footer">
        <text:p text:style-name="Text_20_body"/>
        <text:section text:style-name="Sect1" text:name="footer-text">
          <text:p text:style-name="Text_20_body">Last updated 2017-03-12 15:53:13 CET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urier New" svg:font-family="'Courier New', Courier, monospace"/>
    <style:font-face style:name="Georgia" svg:font-family="Georgia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font-family="Georgia, serif" style:font-name-asian="Georgia" style:font-family-asian="Georgia, serif" style:font-name-complex="Georgia" style:font-family-complex="Georgia, serif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line-height="130%" fo:padding-left="0cm" fo:padding-right="0cm" fo:padding-top="0cm" fo:padding-bottom="0.049cm" fo:border-left="none" fo:border-right="none" fo:border-top="none" fo:border-bottom="1.5pt solid #c0c0c0"/>
      <style:text-properties fo:color="#527bbd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 fo:line-height="130%"/>
      <style:text-properties fo:color="#527bbd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 fo:line-height="130%"/>
      <style:text-properties fo:color="#527bbd"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 fo:line-height="130%"/>
      <style:text-properties fo:color="#527bbd"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Textkörper.tabl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000080" style:font-name="Courier New" fo:font-family="'Courier New', Courier, monospace" fo:font-size="10pt" style:font-name-asian="Courier New" style:font-family-asian="'Courier New', Courier, monospace" style:font-size-asian="10pt" style:font-name-complex="Courier New" style:font-family-complex="'Courier New', Courier, monospace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variant="normal" fo:text-transform="none" fo:color="#000080" fo:font-style="normal" style:font-style-asian="normal" style:font-style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enkopf.hdlist1" style:family="paragraph" style:parent-style-name="List_20_Heading"/>
    <style:style style:name="Textkörper.tableblock" style:family="paragraph" style:parent-style-name="Text_20_body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color="#000080" fo:font-style="italic" style:font-style-asian="italic" style:font-style-complex="italic"/>
    </style:style>
    <style:style style:name="Strong_20_Emphasis" style:display-name="Strong Emphasis" style:family="text">
      <style:text-properties fo:color="#083194" fo:font-weight="bold" style:font-weight-asian="bold" style:font-weight-complex="bold"/>
    </style:style>
    <style:style style:name="Source_20_Text" style:display-name="Source Text" style:family="text">
      <style:text-properties fo:color="#000080" style:font-name="Courier New" fo:font-family="'Courier New', Courier, monospace" style:font-name-asian="Courier New" style:font-family-asian="'Courier New', Courier, monospace" style:font-name-complex="Courier New" style:font-family-complex="'Courier New', Courier, monospace"/>
    </style:style>
    <style:style style:name="Visited_20_Internet_20_Link" style:display-name="Visited Internet Link" style:family="text">
      <style:text-properties fo:color="#ff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tion im Fach WZQKS (Konfiguration eines Kommunikationsservers)</dc:title>
    <meta:document-statistic meta:table-count="0" meta:image-count="0" meta:object-count="0" meta:page-count="7" meta:paragraph-count="132" meta:word-count="1026" meta:character-count="7674" meta:non-whitespace-character-count="6745"/>
    <meta:generator>LibreOffice/5.2.5.1$Linux_X86_64 LibreOffice_project/20m0$Build-1</meta:generator>
  </office:meta>
</office:document-meta>
</file>